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9A00000064993DA66C.png" manifest:media-type="image/png"/>
  <manifest:file-entry manifest:full-path="Pictures/10000201000000C2000000325965A0C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text-properties style:font-name="Droid Sans" fo:font-size="8pt" style:font-size-asian="8pt" style:font-size-complex="8pt"/>
    </style:style>
    <style:style style:name="P2" style:family="paragraph" style:parent-style-name="Text_20_body">
      <style:text-properties style:font-name="Droid Sans" fo:font-size="14pt" officeooo:rsid="000d74cb" officeooo:paragraph-rsid="000d74cb" style:font-size-asian="14pt" style:font-size-complex="14pt"/>
    </style:style>
    <style:style style:name="P3" style:family="paragraph" style:parent-style-name="Text_20_body">
      <style:paragraph-properties fo:text-align="center" style:justify-single-word="false"/>
      <style:text-properties style:font-name="Droid Sans" fo:font-size="16pt" fo:font-weight="bold" officeooo:rsid="000c5ef7" officeooo:paragraph-rsid="000c5ef7" style:font-size-asian="16pt" style:font-weight-asian="bold" style:font-size-complex="16pt" style:font-weight-complex="bold"/>
    </style:style>
    <style:style style:name="P4" style:family="paragraph" style:parent-style-name="Text_20_body">
      <style:text-properties officeooo:rsid="000c5ef7" officeooo:paragraph-rsid="000c5ef7"/>
    </style:style>
    <style:style style:name="P5" style:family="paragraph" style:parent-style-name="Frame_20_contents">
      <style:paragraph-properties fo:text-align="center" style:justify-single-word="false" fo:background-color="#333366">
        <style:background-image/>
      </style:paragraph-properties>
      <style:text-properties fo:color="#e6e6e6" style:font-name="Comic Sans MS" fo:font-size="12pt" officeooo:rsid="000a5c83" officeooo:paragraph-rsid="000a5c83" style:font-size-asian="12pt" style:font-size-complex="12pt"/>
    </style:style>
    <style:style style:name="P6" style:family="paragraph" style:parent-style-name="Text_20_body">
      <style:text-properties style:font-name="Droid Sans" fo:font-size="14pt" officeooo:rsid="000fb1d8" officeooo:paragraph-rsid="000fb1d8" style:font-size-asian="14pt" style:font-size-complex="14pt"/>
    </style:style>
    <style:style style:name="P7" style:family="paragraph" style:parent-style-name="Heading_20_1">
      <style:paragraph-properties fo:margin-top="0.199cm" fo:margin-bottom="0cm" style:contextual-spacing="false" fo:text-align="center" style:justify-single-word="false" fo:background-color="#ffd320" style:shadow="none" fo:keep-with-next="always">
        <style:tab-stops>
          <style:tab-stop style:position="16.034cm" style:type="right"/>
        </style:tab-stops>
        <style:background-image/>
      </style:paragraph-properties>
      <style:text-properties style:font-name="Droid Sans" fo:font-size="18pt" fo:font-style="italic" officeooo:paragraph-rsid="000a5c83" style:font-size-asian="18pt" style:font-style-asian="italic" style:font-size-complex="18pt" style:font-style-complex="italic"/>
    </style:style>
    <style:style style:name="P8" style:family="paragraph" style:parent-style-name="Heading_20_1">
      <style:paragraph-properties fo:margin-top="0.199cm" fo:margin-bottom="0cm" style:contextual-spacing="false" fo:text-align="center" style:justify-single-word="false" fo:background-color="#ffd320" style:shadow="none">
        <style:tab-stops>
          <style:tab-stop style:position="16.034cm" style:type="right"/>
        </style:tab-stops>
        <style:background-image/>
      </style:paragraph-properties>
      <style:text-properties style:font-name="Droid Sans" fo:font-size="18pt" fo:font-style="italic" officeooo:paragraph-rsid="000a5c83" style:font-size-asian="18pt" style:font-style-asian="italic" style:font-size-complex="18pt" style:font-style-complex="italic"/>
    </style:style>
    <style:style style:name="P9" style:family="paragraph" style:parent-style-name="Heading_20_1">
      <style:paragraph-properties fo:margin-top="0.199cm" fo:margin-bottom="0cm" style:contextual-spacing="false" fo:text-align="center" style:justify-single-word="false" fo:background-color="#ffd320" style:shadow="none">
        <style:tab-stops>
          <style:tab-stop style:position="16.034cm" style:type="right"/>
        </style:tab-stops>
        <style:background-image/>
      </style:paragraph-properties>
      <style:text-properties style:font-name="Droid Sans" fo:font-size="40pt" fo:font-style="italic" officeooo:rsid="000fb1d8" officeooo:paragraph-rsid="000fb1d8" style:font-name-asian="Droid Sans Fallback" style:font-size-asian="40pt" style:font-style-asian="italic" style:font-name-complex="Lohit Hindi" style:font-size-complex="40pt" style:font-style-complex="italic"/>
    </style:style>
    <style:style style:name="P10" style:family="paragraph" style:parent-style-name="Heading_20_1">
      <style:paragraph-properties fo:margin-top="0.199cm" fo:margin-bottom="0cm" style:contextual-spacing="false" fo:background-color="#ffd320" style:shadow="none">
        <style:tab-stops>
          <style:tab-stop style:position="16.034cm" style:type="right"/>
        </style:tab-stops>
        <style:background-image/>
      </style:paragraph-properties>
      <style:text-properties officeooo:paragraph-rsid="000a5c83"/>
    </style:style>
    <style:style style:name="P11" style:family="paragraph" style:parent-style-name="Frame_20_contents">
      <style:paragraph-properties fo:text-align="center" style:justify-single-word="false"/>
      <style:text-properties style:font-name="Comic Sans MS" fo:font-size="10pt" officeooo:rsid="000a5c83" officeooo:paragraph-rsid="000a5c83" style:font-size-asian="10pt" style:font-size-complex="10pt"/>
    </style:style>
    <style:style style:name="T1" style:family="text">
      <style:text-properties style:font-name-asian="Droid Sans Fallback" style:font-name-complex="Lohit Hindi"/>
    </style:style>
    <style:style style:name="T2" style:family="text">
      <style:text-properties officeooo:rsid="000a5c83" style:font-name-asian="Droid Sans Fallback" style:font-name-complex="Lohit Hindi"/>
    </style:style>
    <style:style style:name="fr1" style:family="graphic" style:parent-style-name="Frame">
      <style:graphic-properties fo:margin-left="0.3cm" fo:margin-right="0cm" style:vertical-pos="from-top" style:vertical-rel="paragraph" style:horizontal-pos="from-left" style:horizontal-rel="paragraph" fo:background-color="#e6e6ff" style:background-transparency="0%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/>
      <text:h text:style-name="P8" text:outline-level="1">Python <text:span text:style-name="T1">Pi </text:span><text:span text:style-name="T2">Challenge</text:span></text:h>
      <text:h text:style-name="P9" text:outline-level="1">Conveyor Belt</text:h>
      <text:h text:style-name="P10" text:outline-level="1"/>
      <text:p text:style-name="Text_20_body"><draw:frame draw:style-name="fr1" draw:name="Frame3" text:anchor-type="paragraph" svg:x="-0.034cm" svg:y="0.256cm" svg:width="17.067cm" draw:z-index="2"><draw:text-box fo:min-height="1.598cm"><text:p text:style-name="P5">The Pi Challenges</text:p><text:p text:style-name="P11">No code provided for you this time! <text:s/>Can you figure out how to write it yourself?</text:p></draw:text-box></draw:frame></text:p>
      <text:p text:style-name="P6">Have you ever been at an airport and stood on one of those long moving walkways? <text:s/>Why not have a go at building one in Minecraft? <text:s/></text:p>
      <text:p text:style-name="P4"/>
      <text:p text:style-name="P3">Hints</text:p>
      <text:p text:style-name="P6">Build a road a few blocks wide of, say, stone. <text:s/>Now write your program to detect if you are standing on stone, and automatically add 1 to the player position every second or so. <text:s text:c="2"/>How will you make sure you add the block in the right direction?</text:p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1131 902" svg:d="M564 0l-564 902h1131z"/>
    <draw:marker draw:name="Arrowheads_20_3" draw:display-name="Arrowheads 3" svg:viewBox="0 0 1013 1130" svg:d="M1009 1050l-449-1008-22-30-29-12-34 12-21 26-449 1012-5 13v8l5 21 12 21 17 13 21 4h903l21-4 21-13 9-21 4-21v-8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Droid Sans" fo:font-size="8pt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aphics3" text:anchor-type="paragraph" svg:x="0.028cm" svg:y="-0.605cm" svg:width="6.061cm" svg:height="1.559cm" draw:z-index="0"><draw:image xlink:href="Pictures/10000201000000C2000000325965A0C7.png" xlink:type="simple" xlink:show="embed" xlink:actuate="onLoad"/></draw:frame><draw:frame draw:style-name="Mfr2" draw:name="graphics1" text:anchor-type="paragraph" svg:x="9.387cm" svg:y="-0.303cm" svg:width="7.655cm" svg:height="1.101cm" draw:z-index="1"><draw:image xlink:href="Pictures/100002010000029A00000064993DA66C.png" xlink:type="simple" xlink:show="embed" xlink:actuate="onLoad"/></draw:frame></text:p>
      </style:header>
      <style:footer>
        <text:p text:style-name="MP1">Raspberry Pi and the Raspberry Pi logo are trademarks of the Raspberry Pi Foundation, http://www.raspberrypi.org.</text:p>
        <text:p text:style-name="MP1">Minecraft is a registered trademark of Mojang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ff Macartney</meta:initial-creator>
    <meta:creation-date>2014-03-18T22:33:34</meta:creation-date>
    <dc:date>2015-01-22T23:18:44.521835486</dc:date>
    <dc:creator>Geoff Macartney</dc:creator>
    <meta:editing-duration>PT3H20M5S</meta:editing-duration>
    <meta:editing-cycles>22</meta:editing-cycles>
    <meta:generator>LibreOffice/4.2.7.2$Linux_x86 LibreOffice_project/420m0$Build-2</meta:generator>
    <meta:printed-by>Geoff Macartney</meta:printed-by>
    <meta:print-date>2014-03-24T23:40:41</meta:print-date>
    <meta:document-statistic meta:table-count="0" meta:image-count="2" meta:object-count="0" meta:page-count="1" meta:paragraph-count="10" meta:word-count="120" meta:character-count="670" meta:non-whitespace-character-count="551"/>
  </office:meta>
</office:document-meta>
</file>